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???" svg:font-family="???" style:font-family-generic="moder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0.912cm"/>
    </style:style>
    <style:style style:name="co3" style:family="table-column">
      <style:table-column-properties fo:break-before="auto" style:column-width="22.32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21.0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>
      <style:table-cell-properties fo:background-color="#c0c0c0" style:text-align-source="fix" style:repeat-content="false" style:vertical-align="middle"/>
      <style:paragraph-properties fo:text-align="center" fo:margin-left="0cm"/>
      <style:text-properties style:font-name="微軟正黑體" fo:font-size="7pt" style:font-name-asian="微軟正黑體" style:font-size-asian="7pt" style:font-size-complex="7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微軟正黑體" fo:font-size="7pt" style:font-name-asian="微軟正黑體" style:font-size-asian="7pt" style:font-size-complex="7pt"/>
    </style:style>
    <style:style style:name="ce3" style:family="table-cell" style:parent-style-name="Default">
      <style:text-properties style:font-name="微軟正黑體" fo:font-size="7pt" style:font-name-asian="微軟正黑體" style:font-size-asian="7pt" style:font-size-complex="7pt"/>
    </style:style>
    <style:style style:name="ce10" style:family="table-cell" style:parent-style-name="Default" style:data-style-name="N100">
      <style:table-cell-properties fo:background-color="#c0c0c0" style:text-align-source="fix" style:repeat-content="false" style:vertical-align="middle"/>
      <style:paragraph-properties fo:text-align="start" fo:margin-left="0cm"/>
      <style:text-properties style:font-name="微軟正黑體" fo:font-size="7pt" style:font-name-asian="微軟正黑體" style:font-size-asian="7pt" style:font-size-complex="7pt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微軟正黑體" fo:font-size="7pt" style:font-name-asian="微軟正黑體" style:font-size-asian="7pt" style:font-size-complex="7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微軟正黑體" fo:font-size="7pt" style:font-name-asian="Microsoft YaHei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text-line-through-style="solid" style:text-line-through-type="single" style:font-name="微軟正黑體" fo:font-size="7pt" style:font-name-asian="微軟正黑體" style:font-size-asian="7pt" style:font-size-complex="7pt"/>
    </style:style>
    <style:style style:name="ce15" style:family="table-cell" style:parent-style-name="Default">
      <style:table-cell-properties fo:border="0.06pt solid #000000" style:vertical-align="middle"/>
      <style:text-properties style:font-name="微軟正黑體" fo:font-size="8pt" style:font-name-asian="微軟正黑體" style:font-size-asian="8pt" style:font-size-complex="8pt"/>
    </style:style>
    <style:style style:name="ce19" style:family="table-cell" style:parent-style-name="Default">
      <style:table-cell-properties fo:border="0.06pt solid #000000"/>
      <style:text-properties style:font-name="微軟正黑體" fo:font-size="7pt" style:font-name-asian="微軟正黑體" style:font-size-asian="7pt" style:font-size-complex="7pt"/>
    </style:style>
    <style:style style:name="ce17" style:family="table-cell" style:parent-style-name="Default">
      <style:table-cell-properties style:vertical-align="middle"/>
      <style:text-properties style:font-name="微軟正黑體" fo:font-size="8pt" style:font-name-asian="微軟正黑體" style:font-size-asian="8pt" style:font-size-complex="8pt"/>
    </style:style>
    <style:style style:name="ce25" style:family="table-cell" style:parent-style-name="Default">
      <style:table-cell-properties style:vertical-align="middle"/>
      <style:text-properties style:use-window-font-color="true" style:font-name="微軟正黑體" fo:font-size="7pt" style:font-name-asian="微軟正黑體" style:font-size-asian="7pt" style:font-size-complex="7pt"/>
    </style:style>
    <style:style style:name="ce23" style:family="table-cell" style:parent-style-name="Default">
      <style:table-cell-properties style:vertical-align="middle"/>
      <style:text-properties style:font-name="微軟正黑體" fo:font-size="7pt" style:font-name-asian="微軟正黑體" style:font-size-asian="7pt" style:font-size-complex="7pt"/>
    </style:style>
    <style:style style:name="ce24" style:family="table-cell" style:parent-style-name="Default">
      <style:table-cell-properties style:vertical-align="middle"/>
      <style:text-properties style:font-name="微軟正黑體" fo:font-size="7pt" fo:language="none" fo:country="none" style:font-name-asian="微軟正黑體" style:font-size-asian="7pt" style:language-asian="none" style:country-asian="none" style:font-size-complex="7pt" style:language-complex="none" style:country-complex="none"/>
    </style:style>
    <style:style style:name="ce28" style:family="table-cell" style:parent-style-name="Default">
      <style:table-cell-properties style:vertical-align="middle"/>
      <style:text-properties style:use-window-font-color="true" style:font-name="微軟正黑體" fo:font-size="7pt" fo:language="none" fo:country="none" style:font-name-asian="微軟正黑體" style:font-size-asian="7pt" style:language-asian="none" style:country-asian="none" style:font-name-complex="Liberation Mono" style:font-size-complex="7pt" style:language-complex="none" style:country-complex="none"/>
    </style:style>
    <style:style style:name="ce18" style:family="table-cell" style:parent-style-name="Default">
      <style:table-cell-properties style:vertical-align="middle"/>
      <style:text-properties style:use-window-font-color="true" style:font-name="微軟正黑體" fo:font-size="7pt" fo:language="none" fo:country="none" style:font-name-asian="微軟正黑體" style:font-size-asian="7pt" style:language-asian="none" style:country-asian="none" style:font-size-complex="7pt" style:language-complex="none" style:country-complex="none"/>
    </style:style>
    <style:style style:name="T1" style:family="text">
      <style:text-properties style:font-name="微軟正黑體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微軟正黑體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軟正黑體" style:font-name-complex="Mang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微軟正黑體" fo:font-size="7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7pt" style:font-size-complex="7pt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微軟正黑體" fo:font-size="7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7pt" style:font-size-complex="7pt" style:text-emphasize="none" style:font-relief="none" style:text-overline-style="none" style:text-overline-color="font-color" fo:font-weight="normal" fo:font-style="normal" style:font-name-asian="Liberation Mono" style:font-name-complex="Liberation Mono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微軟正黑體" fo:font-size="7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7pt" style:font-size-complex="7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 style:font-name-asian="微軟正黑體" style:font-name-complex="Mangal"/>
    </style:style>
    <style:style style:name="T6" style:family="text">
      <style:text-properties style:use-window-font-color="true" style:font-name="微軟正黑體" fo:font-size="7pt" style:text-underline-style="none" style:text-underline-color="font-color" style:text-line-through-type="none" style:text-outline="false" fo:text-shadow="none" style:text-line-through-mode="continuous" style:font-size-asian="7pt" style:font-size-complex="7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 style:font-name-asian="微軟正黑體" style:font-name-complex="Mangal" fo:language="en" fo:country="US" style:language-asian="zh" style:country-asian="CN" style:language-complex="hi" style:country-complex="IN"/>
    </style:style>
    <style:style style:name="T7" style:family="text">
      <style:text-properties style:use-window-font-color="true" style:font-name="微軟正黑體" style:text-underline-style="none" style:text-underline-color="font-color" style:text-line-through-type="none" style:text-outline="false" fo:text-shadow="none" style:text-line-through-mode="continuous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 style:font-name-asian="微軟正黑體" style:font-name-complex="Mangal" fo:language="en" fo:country="US" style:language-asian="zh" style:country-asian="CN" style:language-complex="hi" style:country-complex="IN" fo:font-size="8pt" style:font-size-asian="8pt" style:font-size-complex="8pt"/>
    </style:style>
    <style:style style:name="T8" style:family="text">
      <style:text-properties fo:font-weight="normal" fo:font-style="normal" style:font-name-asian="Liberation Mono" style:font-name-complex="Liberation Mono" style:font-size-asian="8.5pt" style:font-size-complex="8.5pt" style:font-weight-asian="normal" style:font-weight-complex="normal" style:font-style-asian="normal" style:font-style-complex="normal"/>
    </style:style>
    <style:style style:name="T9" style:family="text">
      <style:text-properties style:font-name="微軟正黑體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軟正黑體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fo:font-style="normal" style:font-name-asian="微軟正黑體" style:font-name-complex="???" style:font-size-asian="7pt" style:font-size-complex="7pt" style:font-weight-asian="normal" style:font-weight-complex="normal" style:font-style-asian="normal" style:font-style-complex="normal"/>
    </style:style>
    <style:style style:name="T11" style:family="text">
      <style:text-properties fo:font-weight="normal" fo:font-style="normal" style:font-name-asian="微軟正黑體" style:font-size-asian="7pt" style:font-size-complex="7pt" style:font-weight-asian="normal" style:font-weight-complex="normal" style:font-style-asian="normal" style:font-style-complex="normal" style:font-name-complex="Liberation Mono"/>
    </style:style>
    <style:style style:name="T12" style:family="text">
      <style:text-properties fo:font-weight="normal" fo:font-style="normal" style:font-name-asian="微軟正黑體" style:font-size-asian="7pt" style:font-size-complex="7pt" style:font-weight-asian="normal" style:font-weight-complex="normal" style:font-style-asian="normal" style:font-style-complex="normal" style:font-name-complex="???"/>
    </style:style>
    <style:style style:name="T13" style:family="text">
      <style:text-properties style:font-name="微軟正黑體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微軟正黑體" style:font-name-complex="???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微軟正黑體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微軟正黑體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iberation Mono"/>
    </style:style>
    <style:style style:name="T15" style:family="text">
      <style:text-properties style:font-name="微軟正黑體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軟正黑體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功能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2"/>
        <table:table-column table:style-name="co4" table:number-columns-repeated="1021" table:default-cell-style-name="ce12"/>
        <table:table-row table:style-name="ro1">
          <table:table-cell table:style-name="ce8" office:value-type="string" calcext:value-type="string">
            <text:p>主功能</text:p>
          </table:table-cell>
          <table:table-cell table:style-name="ce8" office:value-type="string" calcext:value-type="string">
            <text:p>子選項</text:p>
          </table:table-cell>
          <table:table-cell table:style-name="ce10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hs_String_Texts.json 轉換成 AchievementStringMap.js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<text:span text:style-name="T1">選擇來源檔案 ???.achs_String_Texts.json :</text:span>  1.Eng 2.Fra 3.Deu 4.Por 5.Rus 6.Spa 7.Chi 8,Jpn 9.Kor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<text:span text:style-name="T1">選擇輸出檔案 AchievementStringMap.??.json</text:span> :  1.en 2.fr 3.de 4.pt 5.ru 6.es 7.zh 8,jp 9.ko 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功能: 將來源檔案轉換成 AchievementStringMap.??.json 單一語系檔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注意: achs_String_Texts.json 字串順序和 AchievementStringMap.json 不同, 改以 ID 排序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判斷 2 個舊檔是否存在, 若不存在則報錯, 重來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判斷匯出檔案是否存在? 若已存在, 直接更名備份.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直接匯出檔案並離開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</text:p>
          </table:table-cell>
          <table:table-cell/>
          <table:table-cell table:style-name="ce13" office:value-type="string" calcext:value-type="string">
            <text:p>匯出 AchievementStringMap.json 中的特定語系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選擇現有來源語系 : <text:s/>1.en 2.fr 3.de 4.pt 5.ru 6.es 7.zh 8,jp 9.ko <text:s/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選擇匯出語系 : <text:s/>1.en 2.fr 3.de 4.pt 5.ru 6.es 7.zh 8,jp 9.ko 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功能: 匯出 AchievementStringMap.json 中指定的語系, 輸出為. AchievementStringMap.??.json (備份舊檔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直接判斷 1 個來源檔是否存在, 若不存在則報錯, 重來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判斷匯出檔案是否存在? 若已存在, 直接更名備份.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直接匯出檔案並離開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<text:span text:style-name="T1">匯入 AchievementStringMap.json 中的特定語系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選擇匯入語系 : <text:s/>1.en 2.fr 3.de 4.pt 5.ru 6.es 7.zh 8,jp 9.ko 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功能: 匯入指定的 AchievementStringMap.json 語系, 覆寫原有語系檔, (備份舊檔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刪除 AchievementStringMap.json 中的特定語系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選擇刪除語系 : <text:s/>2.fr 3.de 4.pt 5.ru 6.es 7.zh 8,jp 9.ko 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功能: 刪除指定的 AchievementStringMap.json 語系, (備份舊檔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直接判斷 1 個來源檔是否存在, 若不存在則報錯, 重來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直接處理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 calcext:value-type="string">
            <text:p>其它細節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1. 初始未發現 ???.achs_String_Texts.json 及 AchievementStringMap.json, 報錯處理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. 所有覆寫檔案的動作, 都要備份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. 匯出檔案時, 移除 Unicode Escape Sequence 格式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 calcext:value-type="string">
            <text:p>4. 單一語系檔新增字串流水號欄, 匯出時依 ID 排序,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5. 匯入時與 en 語系比對, 如無流水號欄為空便補流水號. 如缺字串便由 en 字串補上並記錄. 若有多則記錄, 最後列出問題記錄清單.</text:span></text:p>
          </table:table-cell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6.追加 json 檔格式檢查函式</text:p>
          </table:table-cell>
          <table:table-cell table:style-name="ce3"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_Library.py" table:style-name="ta1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number-columns-repeated="1021" table:default-cell-style-name="ce15"/>
        <table:table-row table:style-name="ro2">
          <table:table-cell office:value-type="string" calcext:value-type="string">
            <text:p>物件/函式/資料結構</text:p>
          </table:table-cell>
          <table:table-cell office:value-type="string" calcext:value-type="string">
            <text:p>分項</text:p>
          </table:table-cell>
          <table:table-cell office:value-type="string" calcext:value-type="string">
            <text:p>描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輸入一個字元(可指定字元)</text:p>
          </table:table-cell>
          <table:table-cell/>
          <table:table-cell office:value-type="string" calcext:value-type="string">
            <text:p>可指定要捕捉的按鍵. (限正常可見 ascii 字元) <text:s/>// 若要 hit Enter continue,等待按 enter , 改用 input(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</text:p>
          </table:table-cell>
          <table:table-cell office:value-type="string" calcext:value-type="string">
            <text:p>def input_one_letter(message: str, allowed_keys: str) -&gt; str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輸入參數: <text:s/>message=提示語, allowed_keys="YyNn", allowed_keys 也可以是 None, 只要按 Enter 都算數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回傳值: 按下的鍵值 ASCII 字元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清除螢幕</text:p>
          </table:table-cell>
          <table:table-cell/>
          <table:table-cell office:value-type="string" calcext:value-type="string">
            <text:p>快速清除螢幕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</text:p>
          </table:table-cell>
          <table:table-cell office:value-type="string" calcext:value-type="string">
            <text:p>def clear_screen():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現在時間</text:p>
          </table:table-cell>
          <table:table-cell/>
          <table:table-cell office:value-type="string" calcext:value-type="string">
            <text:p>依指定格式回傳目前時間字串, 例如 DateTime_string.now(6), 可以直接在 print() 裡使用, 不需要建立物件就能呼叫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物件名稱</text:p>
          </table:table-cell>
          <table:table-cell office:value-type="string" calcext:value-type="string">
            <text:p>class DateTimeString: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</text:p>
          </table:table-cell>
          <table:table-cell office:value-type="string" calcext:value-type="string">
            <text:p>.now(參數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參數: <text:s/># 1. 日期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1"/># 2. 時:分:秒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1"/># 3. 時:分:秒.微秒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1"/># 4. 年-月-日_時-分-秒, 當檔名使用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1"/># 5. 年-月-日_時分, 當檔名使用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1"/># 6. 月-日_時分, 當檔名使用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1"/># 7. 月日_時分秒, 當檔名使用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判斷檔案是否存在</text:p>
          </table:table-cell>
          <table:table-cell/>
          <table:table-cell office:value-type="string" calcext:value-type="string">
            <text:p>判斷檔案是否存在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</text:p>
          </table:table-cell>
          <table:table-cell office:value-type="string" calcext:value-type="string">
            <text:p>def check_file_exists(filename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參數: "檔名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回傳值: 0=不存在 , 1=存在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檢查 json 檔格式</text:p>
          </table:table-cell>
          <table:table-cell/>
          <table:table-cell office:value-type="string" calcext:value-type="string">
            <text:p>檢查 json 檔內容是否有誤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</text:p>
          </table:table-cell>
          <table:table-cell office:value-type="string" calcext:value-type="string">
            <text:p>def check_json_file(filename: str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參數: 目標檔名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回傳: 成功 = True, "" ; 異常=False, "異常訊息"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將檔案更名備份</text:p>
          </table:table-cell>
          <table:table-cell table:style-name="ce19" table:number-columns-repeated="1023"/>
        </table:table-row>
        <table:table-row table:style-name="ro2">
          <table:table-cell table:style-name="ce19"/>
          <table:table-cell table:style-name="ce19" office:value-type="string" calcext:value-type="string">
            <text:p>函式</text:p>
          </table:table-cell>
          <table:table-cell table:style-name="ce19" office:value-type="string" calcext:value-type="string">
            <text:p>def rename_with_timestamp(filename: str) -&gt; int:</text:p>
          </table:table-cell>
          <table:table-cell table:style-name="ce19" table:number-columns-repeated="1021"/>
        </table:table-row>
        <table:table-row table:style-name="ro2">
          <table:table-cell table:style-name="ce19" table:number-columns-repeated="2"/>
          <table:table-cell table:style-name="ce19" office:value-type="string" calcext:value-type="string">
            <text:p>參數: 目標檔名</text:p>
          </table:table-cell>
          <table:table-cell table:style-name="ce19" table:number-columns-repeated="1021"/>
        </table:table-row>
        <table:table-row table:style-name="ro2">
          <table:table-cell table:style-name="ce19" table:number-columns-repeated="2"/>
          <table:table-cell table:style-name="ce19" office:value-type="string" calcext:value-type="string">
            <text:p>回傳: 成功 =True, 異常=False</text:p>
          </table:table-cell>
          <table:table-cell table:style-name="ce19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判斷檔案是否存在.</text:p>
          </table:table-cell>
          <table:table-cell table:style-name="ce19" table:number-columns-repeated="1023"/>
        </table:table-row>
        <table:table-row table:style-name="ro2">
          <table:table-cell table:style-name="ce19"/>
          <table:table-cell table:style-name="ce19" office:value-type="string" calcext:value-type="string">
            <text:p>函式</text:p>
          </table:table-cell>
          <table:table-cell table:style-name="ce19" office:value-type="string" calcext:value-type="string">
            <text:p>def check_file_exists(filename):</text:p>
          </table:table-cell>
          <table:table-cell table:style-name="ce19" table:number-columns-repeated="1021"/>
        </table:table-row>
        <table:table-row table:style-name="ro2">
          <table:table-cell table:style-name="ce19" table:number-columns-repeated="2"/>
          <table:table-cell table:style-name="ce19" office:value-type="string" calcext:value-type="string">
            <text:p>參數: "檔名" </text:p>
          </table:table-cell>
          <table:table-cell table:style-name="ce19" table:number-columns-repeated="1021"/>
        </table:table-row>
        <table:table-row table:style-name="ro2">
          <table:table-cell table:style-name="ce19" table:number-columns-repeated="2"/>
          <table:table-cell table:style-name="ce19" office:value-type="string" calcext:value-type="string">
            <text:p>回傳值: 不存在=False , 存在=True</text:p>
          </table:table-cell>
          <table:table-cell table:style-name="ce19" table:number-columns-repeated="1021"/>
        </table:table-row>
        <table:table-row table:style-name="ro2" table:number-rows-repeated="1048506">
          <table:table-cell table:number-columns-repeated="1024"/>
        </table:table-row>
        <table:table-row table:style-name="ro3" table:number-rows-repeated="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專用元件" table:style-name="ta1"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number-columns-repeated="1021" table:default-cell-style-name="ce17"/>
        <table:table-row table:style-name="ro2">
          <table:table-cell office:value-type="string" calcext:value-type="string">
            <text:p>物件/函式/資料結構</text:p>
          </table:table-cell>
          <table:table-cell office:value-type="string" calcext:value-type="string">
            <text:p>分項</text:p>
          </table:table-cell>
          <table:table-cell office:value-type="string" calcext:value-type="string">
            <text:p>描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舊成就字串檔 資料結構</text:p>
          </table:table-cell>
          <table:table-cell/>
          <table:table-cell office:value-type="string" calcext:value-type="string">
            <text:p>讀入 achs_String_Texts.json / achs_String_Terms.json , 取出 text 和 term_id 兩欄, 加上目的語系參數, 轉換成新格式語系檔 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物件名稱</text:p>
          </table:table-cell>
          <table:table-cell office:value-type="string" calcext:value-type="string">
            <text:p>class AchsOldFormat: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</text:p>
          </table:table-cell>
          <table:table-cell office:value-type="string" calcext:value-type="string">
            <text:p>.convert("chi", "zh_tw") <text:s/>// 參數1: 舊語系檔名參數(來源). <text:s/>參數2=目的新語言. <text:s/>// 將DB依 "Term_id' 排序後, 匯出(覆寫)為新語系檔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回傳值: 轉換筆數(&gt;=0), 異常= None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新成就字串檔 資料結構</text:p>
          </table:table-cell>
          <table:table-cell/>
          <table:table-cell office:value-type="string" calcext:value-type="string">
            <text:p>生成資料結構, 讀入 AchievementStringMap.json, 回傳檔案現有語系, 完成初始化. <text:s/>物件的功能為 匯出/匯入/刪除 語系. 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物件名稱</text:p>
          </table:table-cell>
          <table:table-cell office:value-type="string" calcext:value-type="string">
            <text:p>class AchsNewFormat: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1</text:p>
          </table:table-cell>
          <table:table-cell office:value-type="string" calcext:value-type="string">
            <text:p>(刪除): 傳入語系參數, 刪除該語系, 將DB輸出(覆寫)成檔案 AchievementStringMap1.json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2</text:p>
          </table:table-cell>
          <table:table-cell office:value-type="string" calcext:value-type="string">
            <text:p>(匯出): 傳入語系參數:來源, 目的. <text:s/>匯出該語系, 將來源語系匯出(覆寫)為 AchievementStringMap.目的語系.json <text:s/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3</text:p>
          </table:table-cell>
          <table:table-cell office:value-type="string" calcext:value-type="string">
            <text:p>(匯入): 傳入語系參數, 讀取 AchievementStringMap.語系.json 匯入取代該語系, 把該語系依"ID"排序, 將DB輸出(覆寫)成檔案 AchievementStringMap1.json. 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4</text:p>
          </table:table-cell>
          <table:table-cell table:style-name="ce24" office:value-type="string" calcext:value-type="string">
            <text:p><text:span text:style-name="T3">load(</text:span><text:span text:style-name="T4">filename2=None</text:span><text:span text:style-name="T5">) // 參數為選項檔名, 若無參數, 則抓 </text:span><text:span text:style-name="T6">class AchievementFileSelector: 的 </text:span><text:span text:style-name="T7">AchievementFileSelector.full_name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若匯入筆數與 en_us 不符時, 使用物件 achs_error_log 記錄異常 ID, 以堆疊方式附加寫入 achs_Import_error.log 檔案,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三函式回傳值: 正常=True, 異常=False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匯入異常記錄</text:p>
          </table:table-cell>
          <table:table-cell/>
          <table:table-cell office:value-type="string" calcext:value-type="string">
            <text:p>將匯入時異常的 ID , 以堆疊方式附加寫入 achs_Import_error.log 檔案, 記錄格式為 [發生時間, 匯入語系, 缺少 "Term_ID"], 或 [發生時間, 匯入語系, 多出 "Term_ID"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物件名稱</text:p>
          </table:table-cell>
          <table:table-cell office:value-type="string" calcext:value-type="string">
            <text:p>class AchsErrorLog: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輸出</text:p>
          </table:table-cell>
          <table:table-cell office:value-type="string" calcext:value-type="string">
            <text:p>achs_Import_error.lo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多語言輸出訊息物件</text:p>
          </table:table-cell>
          <table:table-cell/>
          <table:table-cell office:value-type="string" calcext:value-type="string">
            <text:p>將整個程式要輸出的訊息文字都放這, 作成中/英訊息版本. 可依作業系統語系和執行檔參數來決定輸出中/英訊息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執行檔參數: 0=英文, &gt;0=中文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物件名稱</text:p>
          </table:table-cell>
          <table:table-cell office:value-type="string" calcext:value-type="string">
            <text:p>class MsgOutput: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</text:p>
          </table:table-cell>
          <table:table-cell office:value-type="string" calcext:value-type="string">
            <text:p>class MsgOutput:.output(參數), 直接輸出指定的訊息字串.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語言代碼轉換語言名稱</text:p>
          </table:table-cell>
          <table:table-cell/>
          <table:table-cell office:value-type="string" calcext:value-type="string">
            <text:p>語言代碼轉換語言名稱, 傳入語言代碼(index), 回傳語言名稱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</text:p>
          </table:table-cell>
          <table:table-cell office:value-type="string" calcext:value-type="string">
            <text:p>def get_language_pair(index: int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參數: int index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回傳: "eng" , "en_us" // 舊格式名稱, 新格式名稱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參考參數</text:p>
          </table:table-cell>
          <table:table-cell office:value-type="string" calcext:value-type="string">
            <text:p>eng, fra, deu, por, rus, spa, chi, jpn, kor (old_format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參考參數</text:p>
          </table:table-cell>
          <table:table-cell office:value-type="string" calcext:value-type="string">
            <text:p>en_us, fr_fr, de_de, pt_br, ru_ru, es_mx, zh_tw, ja_jp, ko_kr (new_format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主選單</text:p>
          </table:table-cell>
          <table:table-cell/>
          <table:table-cell office:value-type="string" calcext:value-type="string">
            <text:p>程式主選單 <text:s/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</text:p>
          </table:table-cell>
          <table:table-cell office:value-type="string" calcext:value-type="string">
            <text:p>def main_menu(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回傳值: 選擇的功能字串, "1~5"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功能一選單 </text:p>
          </table:table-cell>
          <table:table-cell/>
          <table:table-cell office:value-type="string" calcext:value-type="string">
            <text:p>舊格式檔轉指定語言檔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</text:p>
          </table:table-cell>
          <table:table-cell office:value-type="string" calcext:value-type="string">
            <text:p>def convert_old_format_file():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檢查檔案存在與備份處理</text:p>
          </table:table-cell>
          <table:table-cell/>
          <table:table-cell office:value-type="string" calcext:value-type="string">
            <text:p>可選擇性顯示訊息與將檔案備份,</text:p>
          </table:table-cell>
          <table:table-cell table:number-columns-repeated="1021"/>
        </table:table-row>
        <table:table-row table:style-name="ro2">
          <table:table-cell table:style-name="ce25"/>
          <table:table-cell table:style-name="ce25" office:value-type="string" calcext:value-type="string">
            <text:p>函式</text:p>
          </table:table-cell>
          <table:table-cell table:style-name="ce28" office:value-type="string" calcext:value-type="string">
            <text:p><text:span text:style-name="T8">def check_and_optionally_backup(xname="", prefix_msg="", suffix_msg="", backup_flag=True, skip_if_exists=False) -&gt; int:</text:span></text:p>
          </table:table-cell>
          <table:table-cell table:style-name="ce25"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參數: xname: str, 檔名字串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pan text:style-name="T9">參數: </text:span>prefix_msg: str, 前訊息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參數: suffix_msg: str, 後訊息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pan text:style-name="T9">參數: backup_flag: bool = True.   (備份,旗標,  True =執行備份, False =不備份,</text:span>, )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pan text:style-name="T9">參數: skip_if_exists: bool = False,  (顯示旗標, True=檔案存在就無訊息, False=正常訊息. 不影響備份,</text:span>失敗訊息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8" office:value-type="string" calcext:value-type="string">
            <text:p><text:span text:style-name="T10">回傳</text:span><text:span text:style-name="T11">: </text:span><text:span text:style-name="T12">檔案存在</text:span><text:span text:style-name="T11">=True, </text:span><text:span text:style-name="T12">不存在</text:span><text:span text:style-name="T11">=False</text:span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成就檔 存在/合格/載入 處理</text:p>
          </table:table-cell>
          <table:table-cell/>
          <table:table-cell office:value-type="string" calcext:value-type="string">
            <text:p>檢查 AchievementStringMap*.json 是否 存在/合格 , 然後載入至 db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函式</text:p>
          </table:table-cell>
          <table:table-cell table:style-name="ce23" office:value-type="string" calcext:value-type="string">
            <text:p>def check_load_achifile(db, xfilename=None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參數: db, 與選用的檔名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8" office:value-type="string" calcext:value-type="string">
            <text:p><text:span text:style-name="T13">回傳</text:span><text:span text:style-name="T14">:True/</text:span><text:span text:style-name="T11">False , locales (這是個語系結構)</text:span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切換選擇不同的成就檔案</text:p>
          </table:table-cell>
          <table:table-cell table:style-name="ce23"/>
          <table:table-cell table:style-name="ce23" office:value-type="string" calcext:value-type="string">
            <text:p>切換選擇不同的 AchievementStringMap 檔案, 目前有六個</text:p>
          </table:table-cell>
          <table:table-cell table:style-name="ce23"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物件</text:p>
          </table:table-cell>
          <table:table-cell table:style-name="ce23" office:value-type="string" calcext:value-type="string">
            <text:p>class AchievementFileSelector:</text:p>
          </table:table-cell>
          <table:table-cell table:style-name="ce23"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函式</text:p>
          </table:table-cell>
          <table:table-cell table:style-name="ce23" office:value-type="string" calcext:value-type="string">
            <text:p>def select(cls, index: int): <text:s text:c="2"/>選擇成就檔, 結果直接存在兩個變數中</text:p>
          </table:table-cell>
          <table:table-cell table:style-name="ce23" table:number-columns-repeated="1021"/>
        </table:table-row>
        <table:table-row table:style-name="ro2">
          <table:table-cell table:style-name="ce23" table:number-columns-repeated="2"/>
          <table:table-cell office:value-type="string" calcext:value-type="string">
            <text:p>參數: int index <text:s/>// <text:s/>無回傳</text:p>
          </table:table-cell>
          <table:table-cell table:style-name="ce23"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函式</text:p>
          </table:table-cell>
          <table:table-cell table:style-name="ce23" office:value-type="string" calcext:value-type="string">
            <text:p><text:span text:style-name="T2">def get_all_files(cls):  // </text:span><text:span text:style-name="T15">參數: 無  //  回傳: 所有檔名</text:span></text:p>
          </table:table-cell>
          <table:table-cell table:style-name="ce23" table:number-columns-repeated="1021"/>
        </table:table-row>
        <table:table-row table:style-name="ro2">
          <table:table-cell/>
          <table:table-cell office:value-type="string" calcext:value-type="string">
            <text:p>變數1</text:p>
          </table:table-cell>
          <table:table-cell office:value-type="string" calcext:value-type="string">
            <text:p>AchievementFileSelector.main_name <text:s text:c="2"/>(僅主檔名, 方便串接語系與日期字串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變數2</text:p>
          </table:table-cell>
          <table:table-cell office:value-type="string" calcext:value-type="string">
            <text:p>AchievementFileSelector.full_name <text:s text:c="2"/>(完整achi檔名)</text:p>
          </table:table-cell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???" svg:font-family="???" style:font-family-generic="moder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00/00/00</text:date>, <text:time style:data-style-name="N2" text:time-value="14:52:56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6-03-10T01:13:08.007000000</dc:date>
    <meta:editing-duration>P1DT19H12M9S</meta:editing-duration>
    <meta:editing-cycles>155</meta:editing-cycles>
    <meta:document-statistic meta:table-count="3" meta:cell-count="175" meta:object-count="0"/>
  </office:meta>
</office:document-meta>
</file>